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3876" officeooo:paragraph-rsid="000e3876"/>
    </style:style>
    <style:style style:name="P2" style:family="paragraph" style:parent-style-name="Standard" style:list-style-name="L4">
      <style:text-properties officeooo:rsid="000e3876" officeooo:paragraph-rsid="000f4285"/>
    </style:style>
    <style:style style:name="P3" style:family="paragraph" style:parent-style-name="Standard" style:list-style-name="L5">
      <style:text-properties officeooo:rsid="000e3876" officeooo:paragraph-rsid="000f4285"/>
    </style:style>
    <style:style style:name="P4" style:family="paragraph" style:parent-style-name="Standard">
      <style:text-properties fo:font-weight="bold" officeooo:rsid="000e3876" officeooo:paragraph-rsid="000e3876" style:font-weight-asian="bold" style:font-weight-complex="bold"/>
    </style:style>
    <style:style style:name="P5" style:family="paragraph" style:parent-style-name="Standard" style:list-style-name="L1">
      <style:text-properties officeooo:paragraph-rsid="000e3876"/>
    </style:style>
    <style:style style:name="P6" style:family="paragraph" style:parent-style-name="Standard" style:list-style-name="L1">
      <style:text-properties officeooo:paragraph-rsid="0011ff4a"/>
    </style:style>
    <style:style style:name="P7" style:family="paragraph" style:parent-style-name="Standard" style:list-style-name="L2">
      <style:text-properties officeooo:paragraph-rsid="000e3876"/>
    </style:style>
    <style:style style:name="P8" style:family="paragraph" style:parent-style-name="Standard" style:list-style-name="L3">
      <style:text-properties officeooo:paragraph-rsid="000ed196"/>
    </style:style>
    <style:style style:name="P9" style:family="paragraph" style:parent-style-name="Standard" style:list-style-name="L2">
      <style:text-properties fo:color="#000000" style:text-line-through-style="solid" style:text-line-through-type="single" officeooo:paragraph-rsid="000e3876"/>
    </style:style>
    <style:style style:name="P10" style:family="paragraph" style:parent-style-name="Standard" style:list-style-name="L4">
      <style:text-properties officeooo:rsid="000ed196" officeooo:paragraph-rsid="000ed196"/>
    </style:style>
    <style:style style:name="P11" style:family="paragraph" style:parent-style-name="Standard">
      <style:text-properties officeooo:rsid="000ed196" officeooo:paragraph-rsid="000ed196"/>
    </style:style>
    <style:style style:name="P12" style:family="paragraph" style:parent-style-name="Standard" style:list-style-name="L3">
      <style:text-properties fo:color="#cc0000" officeooo:paragraph-rsid="000ed196"/>
    </style:style>
    <style:style style:name="P13" style:family="paragraph" style:parent-style-name="Standard" style:list-style-name="L2">
      <style:text-properties fo:color="#cc0000" officeooo:paragraph-rsid="000e3876"/>
    </style:style>
    <style:style style:name="P14" style:family="paragraph" style:parent-style-name="Standard" style:list-style-name="L1">
      <style:text-properties fo:color="#cc0000" officeooo:paragraph-rsid="000e3876"/>
    </style:style>
    <style:style style:name="P15" style:family="paragraph" style:parent-style-name="Standard" style:list-style-name="L5">
      <style:text-properties fo:color="#cc0000" officeooo:rsid="000e3876" officeooo:paragraph-rsid="000f4285"/>
    </style:style>
    <style:style style:name="P16" style:family="paragraph" style:parent-style-name="Standard" style:list-style-name="L4">
      <style:text-properties fo:color="#cc0000" officeooo:paragraph-rsid="000f4285"/>
    </style:style>
    <style:style style:name="P17" style:family="paragraph" style:parent-style-name="Standard" style:list-style-name="L3">
      <style:text-properties fo:color="#cc0000" officeooo:rsid="000f4285" officeooo:paragraph-rsid="000ed196"/>
    </style:style>
    <style:style style:name="P18" style:family="paragraph" style:parent-style-name="Standard" style:list-style-name="L4">
      <style:text-properties officeooo:rsid="000f4285" officeooo:paragraph-rsid="000f4285"/>
    </style:style>
    <style:style style:name="P19" style:family="paragraph" style:parent-style-name="Standard" style:list-style-name="L4">
      <style:text-properties officeooo:rsid="000f4285" officeooo:paragraph-rsid="00338a13"/>
    </style:style>
    <style:style style:name="P20" style:family="paragraph" style:parent-style-name="Standard" style:list-style-name="L1">
      <style:text-properties officeooo:rsid="000f4285" officeooo:paragraph-rsid="000f4285"/>
    </style:style>
    <style:style style:name="P21" style:family="paragraph" style:parent-style-name="Standard" style:list-style-name="L1">
      <style:text-properties officeooo:rsid="000f4285" officeooo:paragraph-rsid="00338a13"/>
    </style:style>
    <style:style style:name="P22" style:family="paragraph" style:parent-style-name="Standard" style:list-style-name="L6">
      <style:text-properties officeooo:paragraph-rsid="000f4285"/>
    </style:style>
    <style:style style:name="P23" style:family="paragraph" style:parent-style-name="Standard" style:list-style-name="L1">
      <style:text-properties officeooo:rsid="0012dcf0" officeooo:paragraph-rsid="0012dcf0"/>
    </style:style>
    <style:style style:name="P24" style:family="paragraph" style:parent-style-name="Standard" style:list-style-name="L1">
      <style:text-properties officeooo:rsid="001462ae" officeooo:paragraph-rsid="001462ae"/>
    </style:style>
    <style:style style:name="P25" style:family="paragraph" style:parent-style-name="Standard" style:list-style-name="L1">
      <style:text-properties style:text-line-through-style="solid" style:text-line-through-type="single" officeooo:paragraph-rsid="00142462"/>
    </style:style>
    <style:style style:name="P26" style:family="paragraph" style:parent-style-name="Standard" style:list-style-name="L2">
      <style:text-properties style:text-line-through-style="solid" style:text-line-through-type="single" officeooo:paragraph-rsid="000e3876"/>
    </style:style>
    <style:style style:name="P27" style:family="paragraph" style:parent-style-name="Standard" style:list-style-name="L4">
      <style:text-properties style:text-line-through-style="solid" style:text-line-through-type="single" officeooo:rsid="000f4285" officeooo:paragraph-rsid="000f4285"/>
    </style:style>
    <style:style style:name="P28" style:family="paragraph" style:parent-style-name="Standard" style:list-style-name="L6">
      <style:text-properties style:text-line-through-style="solid" style:text-line-through-type="single" officeooo:rsid="000e3876" officeooo:paragraph-rsid="000f4285"/>
    </style:style>
    <style:style style:name="P29" style:family="paragraph" style:parent-style-name="Standard" style:list-style-name="L2">
      <style:text-properties officeooo:rsid="001889c3" officeooo:paragraph-rsid="001889c3"/>
    </style:style>
    <style:style style:name="P30" style:family="paragraph" style:parent-style-name="Standard" style:list-style-name="L2">
      <style:text-properties officeooo:rsid="001889c3" officeooo:paragraph-rsid="002707f5"/>
    </style:style>
    <style:style style:name="P31" style:family="paragraph" style:parent-style-name="Standard" style:list-style-name="L3">
      <style:text-properties officeooo:rsid="00192c58" officeooo:paragraph-rsid="00192c58"/>
    </style:style>
    <style:style style:name="P32" style:family="paragraph" style:parent-style-name="Standard" style:list-style-name="L3">
      <style:text-properties officeooo:rsid="00196c97" officeooo:paragraph-rsid="00196c97"/>
    </style:style>
    <style:style style:name="P33" style:family="paragraph" style:parent-style-name="Standard" style:list-style-name="L3">
      <style:text-properties officeooo:rsid="001c773e" officeooo:paragraph-rsid="001c773e"/>
    </style:style>
    <style:style style:name="P34" style:family="paragraph" style:parent-style-name="Standard" style:list-style-name="L4">
      <style:text-properties officeooo:rsid="002ac317" officeooo:paragraph-rsid="002ac317"/>
    </style:style>
    <style:style style:name="P35" style:family="paragraph" style:list-style-name="L2"/>
    <style:style style:name="P36" style:family="paragraph" style:parent-style-name="Standard" style:list-style-name="L4">
      <style:paragraph-properties fo:break-before="page"/>
      <style:text-properties officeooo:rsid="000e3876" officeooo:paragraph-rsid="000e3876"/>
    </style:style>
    <style:style style:name="T1" style:family="text">
      <style:text-properties officeooo:rsid="000e3876"/>
    </style:style>
    <style:style style:name="T2" style:family="text">
      <style:text-properties officeooo:rsid="000ed196"/>
    </style:style>
    <style:style style:name="T3" style:family="text">
      <style:text-properties fo:color="#cc0000"/>
    </style:style>
    <style:style style:name="T4" style:family="text">
      <style:text-properties fo:color="#cc0000" officeooo:rsid="000ed196"/>
    </style:style>
    <style:style style:name="T5" style:family="text">
      <style:text-properties officeooo:rsid="000f4285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0e3876"/>
    </style:style>
    <style:style style:name="T8" style:family="text">
      <style:text-properties officeooo:rsid="00218df7"/>
    </style:style>
    <style:style style:name="T9" style:family="text">
      <style:text-properties officeooo:rsid="0024365c"/>
    </style:style>
    <style:style style:name="T10" style:family="text">
      <style:text-properties officeooo:rsid="0025b39e"/>
    </style:style>
    <style:style style:name="T11" style:family="text">
      <style:text-properties officeooo:rsid="0026a6b0"/>
    </style:style>
    <style:style style:name="T12" style:family="text">
      <style:text-properties fo:font-style="italic" fo:font-weight="normal" officeooo:rsid="002707f5" style:font-style-asian="italic" style:font-weight-asian="normal" style:font-style-complex="italic" style:font-weight-complex="normal"/>
    </style:style>
    <style:style style:name="T13" style:family="text">
      <style:text-properties officeooo:rsid="0027e41e"/>
    </style:style>
    <style:style style:name="T14" style:family="text">
      <style:text-properties officeooo:rsid="0030b172"/>
    </style:style>
    <style:style style:name="T15" style:family="text">
      <style:text-properties officeooo:rsid="003245d8"/>
    </style:style>
    <style:style style:name="T16" style:family="text">
      <style:text-properties officeooo:rsid="0034a0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ey Indicators:</text:p>
      <text:list xml:id="list3153932025317047603" text:style-name="L1">
        <text:list-item>
          <text:p text:style-name="P14"><text:span text:style-name="T1">Health and Safety → split in health and safety</text:span></text:p>
          <text:list>
            <text:list-item>
              <text:p text:style-name="P6"><text:span text:style-name="T1">ACT Crime Statistics </text:span></text:p>
              <text:p text:style-name="P6"><text:span text:style-name="T1">(excel spreadsheet can be exported to a csv file per year, location info = suburb)</text:span></text:p>
              <text:p text:style-name="P5"><text:a xlink:type="simple" xlink:href="https://www.data.act.gov.au/Justice-Safety-and-Emergency/ACT-Crime-Statistics/2egm-dieb" text:style-name="Internet_20_link" text:visited-style-name="Visited_20_Internet_20_Link"><text:span text:style-name="T1">https://www.data.act.gov.au/Justice-Safety-and-Emergency/ACT-Crime-Statistics/2egm-dieb</text:span></text:a></text:p>
            </text:list-item>
            <text:list-item>
              <text:p text:style-name="P5"><text:span text:style-name="T1">ACT Police Station Location <text:line-break/>(name, location (address and lat/lon), suburb)</text:span></text:p>
              <text:p text:style-name="P5"><text:a xlink:type="simple" xlink:href="https://www.data.act.gov.au/d/t6hf-u79n" text:style-name="Internet_20_link" text:visited-style-name="Visited_20_Internet_20_Link"><text:span text:style-name="T1">https://www.data.act.gov.au/d/t6hf-u79n</text:span></text:a></text:p>
            </text:list-item>
            <text:list-item>
              <text:p text:style-name="P5"><text:span text:style-name="T1">Hospitals in the ACT <text:line-break/>(name, emergency department, public/private, location (address and lat/lon), suburb)</text:span></text:p>
              <text:p text:style-name="P5"><text:a xlink:type="simple" xlink:href="https://www.data.act.gov.au/d/yg3r-apa2" text:style-name="Internet_20_link" text:visited-style-name="Visited_20_Internet_20_Link"><text:span text:style-name="T1">https://www.data.act.gov.au/d/yg3r-apa2</text:span></text:a></text:p>
            </text:list-item>
            <text:list-item>
              <text:p text:style-name="P5"><text:span text:style-name="T1">Sports Grounds In The ACT</text:span></text:p>
              <text:p text:style-name="P23">(no lat/lon but Zone,Suburb,Street,Ground Name,Block No. ,Section No.)</text:p>
              <text:p text:style-name="P5"><text:a xlink:type="simple" xlink:href="https://www.data.act.gov.au/d/a843-6epj" text:style-name="Internet_20_link" text:visited-style-name="Visited_20_Internet_20_Link"><text:span text:style-name="T1">https://www.data.act.gov.au/d/a843-6epj</text:span></text:a></text:p>
            </text:list-item>
            <text:list-item>
              <text:p text:style-name="P25"><text:span text:style-name="T1">Traffic camera offences and fines<text:line-break/>(location hard to extract, e.g. Barton Highway between Gungahlin Drive and Ellenborough Street)</text:span></text:p>
              <text:p text:style-name="P5"><text:a xlink:type="simple" xlink:href="https://www.data.act.gov.au/d/2sx9-4wg7" text:style-name="Internet_20_link" text:visited-style-name="Visited_20_Internet_20_Link"><text:span text:style-name="T7">https://www.data.act.gov.au/d/2sx9-4wg7</text:span></text:a></text:p>
            </text:list-item>
            <text:list-item>
              <text:p text:style-name="P20"><text:span text:style-name="T1">Fitness Site</text:span>s</text:p>
              <text:p text:style-name="P24">(lat, lon, <text:span text:style-name="T13">suburb</text:span>)</text:p>
              <text:p text:style-name="P20"><text:a xlink:type="simple" xlink:href="https://www.data.act.gov.au/d/h4qc-3txc" text:style-name="Internet_20_link" text:visited-style-name="Visited_20_Internet_20_Link"><text:span text:style-name="T1">https://www.data.act.gov.au/d/h4qc-3txc</text:span></text:a></text:p>
            </text:list-item>
            <text:list-item>
              <text:p text:style-name="P21"><text:span text:style-name="T1">Public Toilets in the ACT<text:line-break/>(lat, lon, suburb)</text:span></text:p>
              <text:p text:style-name="P21"><text:a xlink:type="simple" xlink:href="https://www.data.act.gov.au/d/3tyf-txjn" text:style-name="Internet_20_link" text:visited-style-name="Visited_20_Internet_20_Link"><text:span text:style-name="T1">https://www.data.act.gov.au/d/3tyf-txjn</text:span></text:a></text:p>
            </text:list-item>
          </text:list>
        </text:list-item>
      </text:list>
      <text:p text:style-name="P1"/>
      <text:list xml:id="list3303968440343680559" text:style-name="L2">
        <text:list-item>
          <text:p text:style-name="P13"><text:span text:style-name="T1">Transport</text:span></text:p>
          <text:list>
            <text:list-item>
              <text:p text:style-name="P9"><text:span text:style-name="T1">(National) Australian Road Deaths Database (ARDD)<text:line-break/>(Location is only State)</text:span></text:p>
              <text:p><text:a xlink:type="simple" xlink:href="https://data.gov.au/dataset/australian-road-deaths-database/resource/fd646fdc-7788-4bea-a736-e4aeb0dd09a8" text:style-name="Internet_20_link" text:visited-style-name="Visited_20_Internet_20_Link"><text:span text:style-name="T6">https://data.gov.au/dataset/australian-road-deaths-database/resource/fd646fdc-7788-4bea-a736-e4aeb0dd09a8</text:span></text:a></text:p>
            </text:list-item>
            <text:list-item>
              <text:p text:style-name="P7"><text:span text:style-name="T1">Cyclist Crashes</text:span></text:p>
              <text:p text:style-name="P29">(lat, lon, <text:span text:style-name="T12">need getSuburb()</text:span>)</text:p>
              <text:p text:style-name="P7"><text:a xlink:type="simple" xlink:href="https://www.data.act.gov.au/d/n2kg-qkwj" text:style-name="Internet_20_link" text:visited-style-name="Visited_20_Internet_20_Link"><text:span text:style-name="T1">https://www.data.act.gov.au/d/n2kg-qkwj</text:span></text:a></text:p>
            </text:list-item>
            <text:list-item>
              <text:p text:style-name="P7"><text:span text:style-name="T1">Bus Stops point locations</text:span></text:p>
              <text:p text:style-name="P30">(lat, lon, <text:span text:style-name="T12">need getSuburb()</text:span>)</text:p>
              <text:p text:style-name="P7"><text:a xlink:type="simple" xlink:href="https://www.data.act.gov.au/d/qxad-2mkb" text:style-name="Internet_20_link" text:visited-style-name="Visited_20_Internet_20_Link"><text:span text:style-name="T1">https://www.data.act.gov.au/d/qxad-2mkb</text:span></text:a></text:p>
            </text:list-item>
            <text:list-item>
              <text:p text:style-name="P26"><text:span text:style-name="T1">Bus Routes line data (hard to display and make quantify for our case)</text:span></text:p>
              <text:p text:style-name="P7"><text:a xlink:type="simple" xlink:href="https://www.data.act.gov.au/d/ddgv-swhf" text:style-name="Internet_20_link" text:visited-style-name="Visited_20_Internet_20_Link"><text:span text:style-name="T7">https://www.data.act.gov.au/d/ddgv-swhf</text:span></text:a></text:p>
            </text:list-item>
          </text:list>
        </text:list-item>
      </text:list>
      <text:p text:style-name="P1"/>
      <text:list xml:id="list8423904992952963008" text:style-name="L3">
        <text:list-item>
          <text:p text:style-name="P12"><text:span text:style-name="T1">Education</text:span></text:p>
          <text:list>
            <text:list-item>
              <text:p text:style-name="P8"><text:span text:style-name="T1">ACT School Locations</text:span></text:p>
              <text:p text:style-name="P31">(most of them have lat, lon except pre-schools which we can leave out, <text:span text:style-name="T10">suburb</text:span>) </text:p>
              <text:p text:style-name="P8"><text:a xlink:type="simple" xlink:href="https://www.data.act.gov.au/Education/ACT-School-Locations/q8rt-q8cy" text:style-name="Internet_20_link" text:visited-style-name="Visited_20_Internet_20_Link"><text:span text:style-name="T1">https://www.data.act.gov.au/Education/ACT-School-Locations/q8rt-q8cy</text:span></text:a></text:p>
            </text:list-item>
            <text:list-item>
              <text:p text:style-name="P8"><text:span text:style-name="T1">ACT TAFE Campus Locations</text:span></text:p>
              <text:p text:style-name="P32">(lat, lon, <text:span text:style-name="T9">suburb</text:span>)</text:p>
              <text:p text:style-name="P8"><text:a xlink:type="simple" xlink:href="https://www.data.act.gov.au/d/s8n7-y27s" text:style-name="Internet_20_link" text:visited-style-name="Visited_20_Internet_20_Link"><text:span text:style-name="T1">https://www.data.act.gov.au/d/s8n7-y27s</text:span></text:a></text:p>
            </text:list-item>
            <text:list-item>
              <text:p text:style-name="P8"><text:span text:style-name="T1">Library Locations</text:span></text:p>
              <text:p text:style-name="P33">(lat, lon, <text:span text:style-name="T11">suburb</text:span>)</text:p>
              <text:p text:style-name="P8"><text:a xlink:type="simple" xlink:href="https://www.data.act.gov.au/d/hssi-h7fk" text:style-name="Internet_20_link" text:visited-style-name="Visited_20_Internet_20_Link"><text:span text:style-name="T1">https://www.data.act.gov.au/d/hssi-h7fk</text:span></text:a></text:p>
              <text:p text:style-name="P17"/>
            </text:list-item>
          </text:list>
        </text:list-item>
      </text:list>
      <text:list xml:id="list3666962594111241845" text:style-name="L4">
        <text:list-item>
          <text:p text:style-name="P36"><text:span text:style-name="T3">Diversity / </text:span><text:span text:style-name="T4">Demography</text:span></text:p>
          <text:list>
            <text:list-item>
              <text:p text:style-name="P10">Census</text:p>
              <text:list>
                <text:list-item>
                  <text:p text:style-name="P10">Religion</text:p>
                </text:list-item>
                <text:list-item>
                  <text:p text:style-name="P10">Country of origin</text:p>
                </text:list-item>
              </text:list>
            </text:list-item>
          </text:list>
        </text:list-item>
      </text:list>
      <text:p text:style-name="P11"/>
      <text:list xml:id="list112851166264688" text:continue-numbering="true" text:style-name="L4">
        <text:list-item>
          <text:p text:style-name="P2"><text:span text:style-name="T3">Community / Lifestyle</text:span></text:p>
          <text:list>
            <text:list-item>
              <text:p text:style-name="P2">ACT Arts Facilities List<text:line-break/><text:span text:style-name="T8">(lat, lon, suburb)</text:span></text:p>
              <text:p text:style-name="P2"><text:a xlink:type="simple" xlink:href="https://www.data.act.gov.au/d/yjpk-an5u" text:style-name="Internet_20_link" text:visited-style-name="Visited_20_Internet_20_Link">https://www.data.act.gov.au/d/yjpk-an5u</text:a></text:p>
            </text:list-item>
            <text:list-item>
              <text:p text:style-name="P27"><text:span text:style-name="T1">Footpaths in the ACT <text:line-break/>(hard to quantify)</text:span></text:p>
              <text:p text:style-name="P18"><text:a xlink:type="simple" xlink:href="https://www.data.act.gov.au/d/8u78-prdj" text:style-name="Internet_20_link" text:visited-style-name="Visited_20_Internet_20_Link"><text:span text:style-name="T7">https://www.data.act.gov.au/d/8u78-prdj</text:span></text:a></text:p>
            </text:list-item>
            <text:list-item>
              <text:p text:style-name="P18"><text:span text:style-name="T1">Public Barbeques in the ACT</text:span></text:p>
              <text:p text:style-name="P34">(lat, lon, suburb)</text:p>
              <text:p text:style-name="P18"><text:a xlink:type="simple" xlink:href="https://www.data.act.gov.au/d/n3b4-mm52" text:style-name="Internet_20_link" text:visited-style-name="Visited_20_Internet_20_Link"><text:span text:style-name="T1">https://www.data.act.gov.au/d/n3b4-mm52</text:span></text:a></text:p>
            </text:list-item>
            <text:list-item>
              <text:p text:style-name="P18"><text:span text:style-name="T1">Public Furniture in the ACT <text:s text:c="2"/><text:line-break/>(lat, lon, suburb)</text:span></text:p>
              <text:p text:style-name="P18"><text:a xlink:type="simple" xlink:href="https://www.data.act.gov.au/d/ch39-bukk" text:style-name="Internet_20_link" text:visited-style-name="Visited_20_Internet_20_Link"><text:span text:style-name="T1">https://www.data.act.gov.au/d/ch39-bukk</text:span></text:a></text:p>
            </text:list-item>
            <text:list-item>
              <text:p text:style-name="P19"><text:span text:style-name="T1">Town And District Playgrounds <text:line-break/>(lat, lon, suburb)</text:span></text:p>
              <text:p text:style-name="P19"><text:a xlink:type="simple" xlink:href="https://www.data.act.gov.au/d/fwth-mr9q" text:style-name="Internet_20_link" text:visited-style-name="Visited_20_Internet_20_Link"><text:span text:style-name="T1">https://www.data.act.gov.au/d/fwth-mr9q</text:span></text:a></text:p>
              <text:p text:style-name="P18"/>
            </text:list-item>
          </text:list>
        </text:list-item>
        <text:list-item>
          <text:p text:style-name="P16"><text:span text:style-name="T5">Animal</text:span></text:p>
          <text:list>
            <text:list-item>
              <text:p text:style-name="P2">Fenced Dog Parks<text:line-break/><text:span text:style-name="T15">(suburb, lat, lon)</text:span></text:p>
              <text:p text:style-name="P2"><text:a xlink:type="simple" xlink:href="https://www.data.act.gov.au/d/9w3s-wzf4" text:style-name="Internet_20_link" text:visited-style-name="Visited_20_Internet_20_Link">https://www.data.act.gov.au/d/9w3s-wzf4</text:a></text:p>
            </text:list-item>
            <text:list-item>
              <text:p text:style-name="P18">Cat Containment Areas<text:line-break/><text:span text:style-name="T14">(list of suburbs)</text:span></text:p>
              <text:p text:style-name="P18"><text:a xlink:type="simple" xlink:href="https://www.data.act.gov.au/d/ktun-py24" text:style-name="Internet_20_link" text:visited-style-name="Visited_20_Internet_20_Link">https://www.data.act.gov.au/d/ktun-py24</text:a></text:p>
            </text:list-item>
          </text:list>
        </text:list-item>
      </text:list>
      <text:p text:style-name="P1"/>
      <text:list xml:id="list2094448291527320002" text:style-name="L5">
        <text:list-item>
          <text:p text:style-name="P15">Future</text:p>
          <text:list>
            <text:list-item>
              <text:p text:style-name="P3">ACT Population Projections by Suburb (2015 – 2020)<text:line-break/><text:span text:style-name="T16">(suburb)</text:span></text:p>
              <text:p text:style-name="P3"><text:a xlink:type="simple" xlink:href="https://www.data.act.gov.au/People-and-Society/ACT-Population-Projections-by-District-2015-2041-/e72a-8ng2" text:style-name="Internet_20_link" text:visited-style-name="Visited_20_Internet_20_Link">https://www.data.act.gov.au/People-and-Society/ACT-Population-Projections-by-District-2015-2041-/e72a-8ng2</text:a></text:p>
            </text:list-item>
          </text:list>
        </text:list-item>
      </text:list>
      <text:p text:style-name="P1"/>
      <text:p text:style-name="P4">Other helpful datasets</text:p>
      <text:list xml:id="list3415489220229552063" text:style-name="L6">
        <text:list-item>
          <text:p text:style-name="P28">ACT Boundary</text:p>
          <text:p text:style-name="P22"><text:a xlink:type="simple" xlink:href="https://www.data.act.gov.au/d/4tvr-z7mu" text:style-name="Internet_20_link" text:visited-style-name="Visited_20_Internet_20_Link"><text:span text:style-name="T7">https://www.data.act.gov.au/d/4tvr-z7mu</text:span></text:a></text:p>
        </text:list-item>
        <text:list-item>
          <text:p text:style-name="P22"><text:span text:style-name="T1">ACT Postcode Boundaries</text:span></text:p>
          <text:p text:style-name="P22"><text:a xlink:type="simple" xlink:href="https://www.data.act.gov.au/d/yd5h-8vxr" text:style-name="Internet_20_link" text:visited-style-name="Visited_20_Internet_20_Link"><text:span text:style-name="T1">https://www.data.act.gov.au/d/yd5h-8vxr</text:span>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09:43:17.252075775</meta:creation-date>
    <dc:date>2017-07-29T11:27:15.087359080</dc:date>
    <meta:editing-duration>PT1H31M41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2" meta:paragraph-count="71" meta:word-count="335" meta:character-count="2795" meta:non-whitespace-character-count="2588"/>
  </office:meta>
</office:document-meta>
</file>